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d5b" officeooo:paragraph-rsid="000c6d5b"/>
    </style:style>
    <style:style style:name="P2" style:family="paragraph" style:parent-style-name="Standard">
      <style:text-properties officeooo:rsid="000c6d5b" officeooo:paragraph-rsid="001311c1"/>
    </style:style>
    <style:style style:name="P3" style:family="paragraph" style:parent-style-name="Standard">
      <style:text-properties officeooo:rsid="000c6d5b" officeooo:paragraph-rsid="0025c137"/>
    </style:style>
    <style:style style:name="P4" style:family="paragraph" style:parent-style-name="Standard">
      <style:text-properties officeooo:rsid="0011baf3" officeooo:paragraph-rsid="0011baf3"/>
    </style:style>
    <style:style style:name="P5" style:family="paragraph" style:parent-style-name="Standard">
      <style:text-properties officeooo:rsid="001ed357" officeooo:paragraph-rsid="001ed357"/>
    </style:style>
    <style:style style:name="P6" style:family="paragraph" style:parent-style-name="Standard">
      <style:text-properties officeooo:rsid="0025c137" officeooo:paragraph-rsid="0025c137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c6d5b" officeooo:paragraph-rsid="000c6d5b"/>
    </style:style>
    <style:style style:name="P8" style:family="paragraph" style:parent-style-name="Standard">
      <style:paragraph-properties fo:margin-left="1.251cm" fo:margin-right="0cm" fo:margin-top="0cm" fo:margin-bottom="0cm" loext:contextual-spacing="false" fo:line-height="100%" fo:text-indent="0cm" style:auto-text-indent="false"/>
      <style:text-properties officeooo:rsid="000c6d5b" officeooo:paragraph-rsid="000c6d5b"/>
    </style:style>
    <style:style style:name="P9" style:family="paragraph" style:parent-style-name="Standard">
      <style:text-properties officeooo:rsid="000c6d5b" officeooo:paragraph-rsid="0025c137"/>
    </style:style>
    <style:style style:name="P10" style:family="paragraph" style:parent-style-name="Standard">
      <style:text-properties officeooo:rsid="000c6d5b" officeooo:paragraph-rsid="000c6d5b"/>
    </style:style>
    <style:style style:name="P11" style:family="paragraph" style:parent-style-name="Standard">
      <style:text-properties officeooo:rsid="0025c137" officeooo:paragraph-rsid="0025c137"/>
    </style:style>
    <style:style style:name="T1" style:family="text">
      <style:text-properties officeooo:rsid="000c6d5b"/>
    </style:style>
    <style:style style:name="T2" style:family="text">
      <style:text-properties officeooo:rsid="000e281b"/>
    </style:style>
    <style:style style:name="T3" style:family="text">
      <style:text-properties officeooo:rsid="001311c1"/>
    </style:style>
    <style:style style:name="T4" style:family="text">
      <style:text-properties officeooo:rsid="0016d7c9"/>
    </style:style>
    <style:style style:name="T5" style:family="text">
      <style:text-properties officeooo:rsid="0017c2b9"/>
    </style:style>
    <style:style style:name="T6" style:family="text">
      <style:text-properties officeooo:rsid="001c38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Jquery Exercise</text:span></text:p>
      <text:p text:style-name="Standard"><text:tab/><text:tab/><text:tab/></text:p>
      <text:p text:style-name="Standard"/>
      <text:p text:style-name="P1">1: <text:s/>Console "Hello Word" in document.ready function.</text:p>
      <text:p text:style-name="P1"/>
      <text:p text:style-name="P1"/>
      <text:p text:style-name="P1">Ans: <text:s/></text:p>
      <text:p text:style-name="P1"/>
      <text:p text:style-name="P1">&lt;!DOCTYPE html&gt;</text:p>
      <text:p text:style-name="P1">&lt;html&gt;</text:p>
      <text:p text:style-name="P1">&lt;head&gt;</text:p>
      <text:p text:style-name="P1">&lt;script src="https://ajax.googleapis.com/ajax/libs/jquery/3.3.1/jquery.min.js"&gt;&lt;/script&gt;</text:p>
      <text:p text:style-name="P1">&lt;script&gt;</text:p>
      <text:p text:style-name="P1">$(document).ready(function(){</text:p>
      <text:p text:style-name="P1">console.log('Hello World');</text:p>
      <text:p text:style-name="P1">});</text:p>
      <text:p text:style-name="P1">&lt;/script&gt;</text:p>
      <text:p text:style-name="P1">&lt;/head&gt;</text:p>
      <text:p text:style-name="P1">&lt;body&gt;</text:p>
      <text:p text:style-name="P1">&lt;/body&gt;</text:p>
      <text:p text:style-name="P1">&lt;/html&gt;</text:p>
      <text:p text:style-name="P1"/>
      <text:p text:style-name="P1">2: <text:s/>Select a ID name "#test" and add class "load" when DOM is loaded.</text:p>
      <text:p text:style-name="P1"/>
      <text:p text:style-name="P1">Ans:</text:p>
      <text:p text:style-name="P1"/>
      <text:p text:style-name="P1">&lt;html&gt;</text:p>
      <text:p text:style-name="P1">&lt;head&gt;</text:p>
      <text:p text:style-name="P1">&lt;script src="https://ajax.googleapis.com/ajax/libs/jquery/3.1.1/jquery.min.js"&gt;</text:p>
      <text:p text:style-name="P1">&lt;/script&gt;</text:p>
      <text:p text:style-name="P1">&lt;style&gt;</text:p>
      <text:p text:style-name="P1">.load{</text:p>
      <text:p text:style-name="P1">background-color: green</text:p>
      <text:p text:style-name="P1">};</text:p>
      <text:p text:style-name="P1">&lt;/style&gt;</text:p>
      <text:p text:style-name="P1">&lt;/head&gt;</text:p>
      <text:p text:style-name="P1">&lt;body&gt;</text:p>
      <text:p text:style-name="P1">&lt;script&gt;</text:p>
      <text:p text:style-name="P1">$(document).ready(function() {</text:p>
      <text:p text:style-name="P1">$("#test").addClass('load');</text:p>
      <text:p text:style-name="P1">});</text:p>
      <text:p text:style-name="P1">&lt;/script&gt;</text:p>
      <text:p text:style-name="P1">&lt;div id="test"&gt;</text:p>
      <text:p text:style-name="P1">&lt;p&gt;</text:p>
      <text:p text:style-name="P1">Hello World</text:p>
      <text:p text:style-name="P1">&lt;/p&gt;</text:p>
      <text:p text:style-name="P1">&lt;/div&gt;</text:p>
      <text:p text:style-name="P1">&lt;/body&gt;</text:p>
      <text:p text:style-name="P1">&lt;/html&gt;</text:p>
      <text:p text:style-name="P1"/>
      <text:p text:style-name="P1"/>
      <text:p text:style-name="P1"/>
      <text:p text:style-name="P1"><text:soft-page-break/></text:p>
      <text:p text:style-name="P1">3: <text:s/>Change the color of element which class name end with "-new"</text:p>
      <text:p text:style-name="P1">Ans: </text:p>
      <text:p text:style-name="P1"/>
      <text:p text:style-name="P1">&lt;!DOCTYPE html&gt;</text:p>
      <text:p text:style-name="P1">&lt;html&gt;</text:p>
      <text:p text:style-name="P1">&lt;head&gt;</text:p>
      <text:p text:style-name="P1">&lt;script src="https://ajax.googleapis.com/ajax/libs/jquery/3.3.1/jquery.min.js"&gt;&lt;/script&gt;</text:p>
      <text:p text:style-name="P1">&lt;/head&gt;</text:p>
      <text:p text:style-name="P1"/>
      <text:p text:style-name="P1">&lt;body&gt;</text:p>
      <text:p text:style-name="P1">&lt;div class="test-new"&gt;</text:p>
      <text:p text:style-name="P1">Divanshu Rohatgi</text:p>
      <text:p text:style-name="P1">&lt;/div&gt;</text:p>
      <text:p text:style-name="P1"/>
      <text:p text:style-name="P1">&lt;script&gt;</text:p>
      <text:p text:style-name="P1">$("[class$='-new']").css('background-color','skyblue');</text:p>
      <text:p text:style-name="P1">&lt;/script&gt;</text:p>
      <text:p text:style-name="P1"/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>4: Disable submit button using jquery attr method</text:p>
      <text:p text:style-name="P1">Ans: <text:s text:c="2"/></text:p>
      <text:p text:style-name="P1">&lt;!DOCTYPE html&gt;</text:p>
      <text:p text:style-name="P1">&lt;html&gt;</text:p>
      <text:p text:style-name="P1">&lt;head&gt;</text:p>
      <text:p text:style-name="P1">&lt;title&gt;Disable Submit Button&lt;/title&gt;</text:p>
      <text:p text:style-name="P1">&lt;script src="http://ajax.googleapis.com/ajax/libs/jquery/1.11.1/jquery.min.js"&gt;&lt;/script&gt;</text:p>
      <text:p text:style-name="P1"/>
      <text:p text:style-name="P1">&lt;script&gt;</text:p>
      <text:p text:style-name="P1">$(document).ready(function() {</text:p>
      <text:p text:style-name="P1">$("#submit").attr('disabled', 'disabled');</text:p>
      <text:p text:style-name="P1">});</text:p>
      <text:p text:style-name="P1">&lt;/script&gt;</text:p>
      <text:p text:style-name="P1">&lt;/head&gt;</text:p>
      <text:p text:style-name="P1"/>
      <text:p text:style-name="P1">&lt;body&gt;</text:p>
      <text:p text:style-name="P1">&lt;div class="container"&gt;</text:p>
      <text:p text:style-name="P1">&lt;form action="" method="get"&gt;</text:p>
      <text:p text:style-name="P1">&lt;input id="submit" type="submit" value="Submit"&gt;</text:p>
      <text:p text:style-name="P1">&lt;/form&gt;</text:p>
      <text:p text:style-name="P1">&lt;/div&gt;</text:p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><text:soft-page-break/></text:p>
      <text:p text:style-name="P1">5: Change the font size of ".target" which has parent element with id name "#main"</text:p>
      <text:p text:style-name="P1"/>
      <text:p text:style-name="P1">Ans: </text:p>
      <text:p text:style-name="P1">&lt;html&gt;</text:p>
      <text:p text:style-name="P1">&lt;head&gt;</text:p>
      <text:p text:style-name="P1"><text:s text:c="4"/>&lt;script src="https://ajax.googleapis.com/ajax/libs/jquery/3.1.1/jquery.min.js"&gt;</text:p>
      <text:p text:style-name="P1"><text:s text:c="4"/>&lt;/script&gt;</text:p>
      <text:p text:style-name="P1">&lt;/head&gt;</text:p>
      <text:p text:style-name="P1">&lt;body&gt;</text:p>
      <text:p text:style-name="P1">&lt;div id="main"&gt;This ia Parent Element</text:p>
      <text:p text:style-name="P1"><text:s text:c="8"/>&lt;div class=”target”&gt;This is Child Element:Click Me!&lt;/div&gt;</text:p>
      <text:p text:style-name="P1">&lt;/div&gt;</text:p>
      <text:p text:style-name="P1">&lt;script&gt;</text:p>
      <text:p text:style-name="P1"><text:s text:c="4"/>$(document).ready(function() {</text:p>
      <text:p text:style-name="P1"><text:s text:c="8"/>$("#main").click(function(){</text:p>
      <text:p text:style-name="P1"><text:s text:c="12"/>$("div&gt;div").css("font-size", "100px");</text:p>
      <text:p text:style-name="P1"><text:s text:c="8"/>});</text:p>
      <text:p text:style-name="P1"><text:s text:c="4"/>});</text:p>
      <text:p text:style-name="P1">&lt;/script&gt;</text:p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>6: After page load change the HTML of div element with "p" element</text:p>
      <text:p text:style-name="P1">Ans: <text:s/></text:p>
      <text:p text:style-name="P1">&lt;html&gt;</text:p>
      <text:p text:style-name="P1">&lt;head&gt;</text:p>
      <text:p text:style-name="P1"><text:s text:c="4"/>&lt;script src="https://ajax.googleapis.com/ajax/libs/jquery/3.1.1/jquery.min.js"&gt;</text:p>
      <text:p text:style-name="P1"><text:s text:c="4"/>&lt;/script&gt;</text:p>
      <text:p text:style-name="P1">&lt;/head&gt;</text:p>
      <text:p text:style-name="P1">&lt;body&gt;</text:p>
      <text:p text:style-name="P1"><text:s text:c="4"/>&lt;script&gt;</text:p>
      <text:p text:style-name="P1"><text:s text:c="8"/>$(document).ready(function(){</text:p>
      <text:p text:style-name="P1"><text:s text:c="12"/>$("div").click(function(){</text:p>
      <text:p text:style-name="P1"><text:s text:c="16"/>$(this).replaceWith("&lt;p&gt;" + $( this ).text() + "&lt;/p&gt;");</text:p>
      <text:p text:style-name="P1"><text:s text:c="12"/>});</text:p>
      <text:p text:style-name="P1"><text:s text:c="12"/>var v=$('html').html();</text:p>
      <text:p text:style-name="P1"><text:s text:c="12"/>console.log(v);</text:p>
      <text:p text:style-name="P1"><text:s text:c="8"/>});</text:p>
      <text:p text:style-name="P1"><text:s text:c="4"/>&lt;/script&gt;</text:p>
      <text:p text:style-name="P1">&lt;div id="testClass"&gt;div element changes to paragraph&lt;/div&gt;</text:p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7: Bind a click function to an "click" element and append next "click" next to it.</text:p>
      <text:p text:style-name="P1">Ans: <text:s/></text:p>
      <text:p text:style-name="P1">&lt;html&gt;</text:p>
      <text:p text:style-name="P1">&lt;head&gt;</text:p>
      <text:p text:style-name="P1"><text:s text:c="4"/>&lt;script src="https://ajax.googleapis.com/ajax/libs/jquery/3.1.1/jquery.min.js"&gt;</text:p>
      <text:p text:style-name="P1"><text:s text:c="4"/>&lt;/script&gt;</text:p>
      <text:p text:style-name="P1">&lt;/head&gt;</text:p>
      <text:p text:style-name="P1">&lt;body&gt;</text:p>
      <text:p text:style-name="P1">&lt;script&gt;</text:p>
      <text:p text:style-name="P1"><text:s text:c="4"/>function f() {</text:p>
      <text:p text:style-name="P1"><text:s text:c="8"/>var cloned = $("#btn").clone().insertAfter($("#btn"));</text:p>
      <text:p text:style-name="P1"><text:s text:c="4"/>}</text:p>
      <text:p text:style-name="P1">&lt;/script&gt;</text:p>
      <text:p text:style-name="P1">&lt;button id="btn" onclick="f()"&gt;click me!&lt;/button&gt;</text:p>
      <text:p text:style-name="P1">&lt;/body&gt;</text:p>
      <text:p text:style-name="P1">&lt;/html&gt;</text:p>
      <text:p text:style-name="P1"/>
      <text:p text:style-name="P1">8: <text:s/>Click event not working on element which added dynamicly or via script, make it work using .on method</text:p>
      <text:p text:style-name="P1">Ans: </text:p>
      <text:p text:style-name="P1"/>
      <text:p text:style-name="P8">&lt;html&gt;</text:p>
      <text:p text:style-name="P8">&lt;head&gt;</text:p>
      <text:p text:style-name="P8">&lt;script src="https://ajax.googleapis.com/ajax/libs/jquery/3.1.1/jquery.min.js"&gt;</text:p>
      <text:p text:style-name="P8">&lt;/script&gt;</text:p>
      <text:p text:style-name="P8">&lt;/head&gt;</text:p>
      <text:p text:style-name="P8">&lt;body&gt;</text:p>
      <text:p text:style-name="P8">&lt;button id="btn" onclick="a()"&gt;click me!&lt;/button&gt;</text:p>
      <text:p text:style-name="P8">&lt;script&gt;</text:p>
      <text:p text:style-name="P8">$("#btn").on('click',function () {</text:p>
      <text:p text:style-name="P8">alert("working via on method");</text:p>
      <text:p text:style-name="P8">})</text:p>
      <text:p text:style-name="P8">&lt;/script&gt;</text:p>
      <text:p text:style-name="P8">&lt;/body&gt;</text:p>
      <text:p text:style-name="P8">&lt;/html&gt;</text:p>
      <text:p text:style-name="P8"/>
      <text:p text:style-name="P8"/>
      <text:p text:style-name="P7">9: <text:s/>Get dropdown selected value on onchange event and append in div container</text:p>
      <text:p text:style-name="P1">Ans: </text:p>
      <text:p text:style-name="P1">&lt;html&gt;</text:p>
      <text:p text:style-name="P1">&lt;head&gt;</text:p>
      <text:p text:style-name="P1">&lt;script src="https://ajax.googleapis.com/ajax/libs/jquery/3.1.1/jquery.min.js"&gt;</text:p>
      <text:p text:style-name="P1">&lt;/script<text:span text:style-name="T2">&gt;</text:span></text:p>
      <text:p text:style-name="P1">&lt;/head&gt;</text:p>
      <text:p text:style-name="P1">&lt;body&gt;</text:p>
      <text:p text:style-name="P1">&lt;select id="selector"&gt;</text:p>
      <text:p text:style-name="P1">&lt;option value="volvo"&gt;Volvo&lt;/option&gt;</text:p>
      <text:p text:style-name="P1">&lt;option value="saab"&gt;Saab&lt;/option&gt;</text:p>
      <text:p text:style-name="P1">&lt;option value="opel"&gt;Opel&lt;/option&gt;</text:p>
      <text:p text:style-name="P1">&lt;option value="audi"&gt;Audi&lt;/option&gt;</text:p>
      <text:p text:style-name="P1">&lt;/select&gt;</text:p>
      <text:p text:style-name="P1"><text:soft-page-break/>&lt;div id="container"&gt;&lt;/div&gt;</text:p>
      <text:p text:style-name="P1">&lt;script&gt;</text:p>
      <text:p text:style-name="P1">$('#selector').on('change', function() {</text:p>
      <text:p text:style-name="P1">var el = "&lt;p&gt;" + $("#selector").val() + "&lt;/p&gt;";</text:p>
      <text:p text:style-name="P1">$("#container").append(el);</text:p>
      <text:p text:style-name="P1">});</text:p>
      <text:p text:style-name="P1">&lt;/script&gt;</text:p>
      <text:p text:style-name="P1">&lt;/body&gt;</text:p>
      <text:p text:style-name="P1"/>
      <text:p text:style-name="P1">&lt;/html&gt;</text:p>
      <text:p text:style-name="P1"/>
      <text:p text:style-name="P1"/>
      <text:p text:style-name="P1">10: <text:s/>Create a dropdown menu using hover method in jquery.</text:p>
      <text:p text:style-name="P1">Ans: <text:s/></text:p>
      <text:p text:style-name="P4"/>
      <text:p text:style-name="P4">&lt;html&gt;</text:p>
      <text:p text:style-name="P4">&lt;head&gt;</text:p>
      <text:p text:style-name="P4">&lt;script</text:p>
      <text:p text:style-name="P4"><text:s text:c="2"/>src="https://code.jquery.com/jquery-3.3.1.min.js"</text:p>
      <text:p text:style-name="P4"><text:s text:c="2"/>integrity="sha256-FgpCb/KJQlLNfOu91ta32o/NMZxltwRo8QtmkMRdAu8="</text:p>
      <text:p text:style-name="P4"><text:s text:c="2"/>crossorigin="anonymous"&gt;&lt;/script&gt;</text:p>
      <text:p text:style-name="P4"/>
      <text:p text:style-name="P4">&lt;style&gt;</text:p>
      <text:p text:style-name="P4">#menu a{</text:p>
      <text:p text:style-name="P4"><text:s/>text-decoration: none;</text:p>
      <text:p text:style-name="P4"><text:s/>color: #333;</text:p>
      <text:p text:style-name="P4"><text:s/>font-family: sans-serif;</text:p>
      <text:p text:style-name="P4"><text:s/>padding: 5px;</text:p>
      <text:p text:style-name="P4">background-color:skyblue;</text:p>
      <text:p text:style-name="P4">}</text:p>
      <text:p text:style-name="P4">#menu ul li{</text:p>
      <text:p text:style-name="P4"><text:s/>display: block;</text:p>
      <text:p text:style-name="P4">}</text:p>
      <text:p text:style-name="P4">.dropdown-menu{</text:p>
      <text:p text:style-name="P4"><text:s/>display: block;</text:p>
      <text:p text:style-name="P4">padding:10px;</text:p>
      <text:p text:style-name="P4">}</text:p>
      <text:p text:style-name="P4">&lt;/style&gt;</text:p>
      <text:p text:style-name="P4"/>
      <text:p text:style-name="P4"/>
      <text:p text:style-name="P4">&lt;/head&gt;</text:p>
      <text:p text:style-name="P4">&lt;body&gt;</text:p>
      <text:p text:style-name="P4">&lt;div id="menu"&gt;</text:p>
      <text:p text:style-name="P4"><text:s text:c="2"/>&lt;ul&gt;</text:p>
      <text:p text:style-name="P4"><text:s text:c="6"/>&lt;li&gt;&lt;a href="#"&gt;Link Two&lt;/a&gt;</text:p>
      <text:p text:style-name="P4"><text:s text:c="6"/>&lt;ul class="dropdown-menu"&gt;</text:p>
      <text:p text:style-name="P4"><text:s text:c="8"/><text:tab/>&lt;li&gt;&lt;a href="#"&gt;Dropdown Link&lt;/a&gt;&lt;/li&gt;</text:p>
      <text:p text:style-name="P4"><text:s text:c="7"/><text:tab/> &lt;li&gt;&lt;a href="#"&gt;Another Dropdown Link&lt;/a&gt;&lt;/li&gt;</text:p>
      <text:p text:style-name="P4"><text:s text:c="6"/>&lt;/ul&gt;</text:p>
      <text:p text:style-name="P4"><text:s text:c="4"/>&lt;/li&gt;</text:p>
      <text:p text:style-name="P4"><text:s text:c="2"/>&lt;/ul&gt;</text:p>
      <text:p text:style-name="P4">&lt;/div&gt;</text:p>
      <text:p text:style-name="P4"><text:soft-page-break/>&lt;/body&gt;</text:p>
      <text:p text:style-name="P4"/>
      <text:p text:style-name="P4">&lt;script&gt;</text:p>
      <text:p text:style-name="P4">$(document).ready(function(){</text:p>
      <text:p text:style-name="P4"><text:s text:c="2"/>$("#menu li").hover(function(){</text:p>
      <text:p text:style-name="P4"><text:s text:c="4"/>$(".dropdown-menu", this).slideDown(100);</text:p>
      <text:p text:style-name="P4"><text:s text:c="2"/>}, function(){</text:p>
      <text:p text:style-name="P4"><text:s text:c="4"/>$(".dropdown-menu", this).stop().slideUp(100);</text:p>
      <text:p text:style-name="P4"><text:s text:c="2"/>});</text:p>
      <text:p text:style-name="P4">})</text:p>
      <text:p text:style-name="P4"/>
      <text:p text:style-name="P4">&lt;/script&gt;</text:p>
      <text:p text:style-name="P4"/>
      <text:p text:style-name="P4">&lt;/html&gt;</text:p>
      <text:p text:style-name="P1"/>
      <text:p text:style-name="P1"/>
      <text:p text:style-name="P1"/>
      <text:p text:style-name="P1">11: <text:s/>On clicking on "google" tag. It is taking us to google home page. Stop it from happening.</text:p>
      <text:p text:style-name="P1">Ans:</text:p>
      <text:p text:style-name="P1"/>
      <text:p text:style-name="P1">&lt;html&gt;</text:p>
      <text:p text:style-name="P1">&lt;head&gt;</text:p>
      <text:p text:style-name="P1"><text:s text:c="4"/>&lt;script src="https://ajax.googleapis.com/ajax/libs/jquery/3.1.1/jquery.min.js"&gt;</text:p>
      <text:p text:style-name="P1"><text:s text:c="4"/>&lt;/script&gt;</text:p>
      <text:p text:style-name="P1">&lt;/head&gt;</text:p>
      <text:p text:style-name="P1">&lt;body&gt;</text:p>
      <text:p text:style-name="P1">&lt;a href="https://www.google.com/" id="google"&gt;Google&lt;/a&gt;</text:p>
      <text:p text:style-name="P1">&lt;script&gt;</text:p>
      <text:p text:style-name="P1">$("#google").on("click", function(e) {</text:p>
      <text:p text:style-name="P1"><text:s text:c="4"/>e.preventDefault();</text:p>
      <text:p text:style-name="P1">});</text:p>
      <text:p text:style-name="P1">&lt;/script&gt;</text:p>
      <text:p text:style-name="P1">&lt;/body&gt;</text:p>
      <text:p text:style-name="P1">&lt;/html&gt;</text:p>
      <text:p text:style-name="P1"><text:s text:c="2"/></text:p>
      <text:p text:style-name="P1"/>
      <text:p text:style-name="P1">12: We have bind a click funtion to parent div but we want stop it from performing when user clicks on its child li</text:p>
      <text:p text:style-name="P1">Ans: <text:s/></text:p>
      <text:p text:style-name="P1"/>
      <text:p text:style-name="P1">&lt;html&gt;</text:p>
      <text:p text:style-name="P1">&lt;head&gt;</text:p>
      <text:p text:style-name="P1">&lt;style&gt;</text:p>
      <text:p text:style-name="P1"/>
      <text:p text:style-name="P1">div {</text:p>
      <text:p text:style-name="P1"><text:s text:c="4"/>display :block;</text:p>
      <text:p text:style-name="P1"><text:s text:c="4"/>padding: 10px;</text:p>
      <text:p text:style-name="P1"><text:s text:c="4"/>border: 1px solid #ccc;</text:p>
      <text:p text:style-name="P1"><text:s text:c="4"/>cursor: pointer;</text:p>
      <text:p text:style-name="P1">}</text:p>
      <text:p text:style-name="P1"/>
      <text:p text:style-name="P1">&lt;/style&gt;</text:p>
      <text:p text:style-name="P1"><text:soft-page-break/></text:p>
      <text:p text:style-name="P1">&lt;script</text:p>
      <text:p text:style-name="P1"><text:s text:c="2"/>src="https://code.jquery.com/jquery-3.3.1.min.js"</text:p>
      <text:p text:style-name="P1"><text:s text:c="2"/>integrity="sha256-FgpCb/KJQlLNfOu91ta32o/NMZxltwRo8QtmkMRdAu8="</text:p>
      <text:p text:style-name="P1"><text:s text:c="2"/>crossorigin="anonymous"&gt;&lt;/script&gt;</text:p>
      <text:p text:style-name="P1"/>
      <text:p text:style-name="P1"/>
      <text:p text:style-name="P1">&lt;/head&gt;</text:p>
      <text:p text:style-name="P1">&lt;body&gt;</text:p>
      <text:p text:style-name="P1"/>
      <text:p text:style-name="P1">&lt;div class="grandParent"&gt;</text:p>
      <text:p text:style-name="P1"><text:s text:c="6"/>C</text:p>
      <text:p text:style-name="P1"><text:s text:c="4"/>&lt;div class="parent"&gt;</text:p>
      <text:p text:style-name="P1"><text:s text:c="9"/>B</text:p>
      <text:p text:style-name="P1"><text:s text:c="7"/>&lt;div class="child"&gt;</text:p>
      <text:p text:style-name="P1"><text:s text:c="11"/>A</text:p>
      <text:p text:style-name="P1"><text:s text:c="7"/>&lt;/div&gt;</text:p>
      <text:p text:style-name="P1"><text:s text:c="4"/>&lt;/div&gt;</text:p>
      <text:p text:style-name="P1">&lt;/div&gt;</text:p>
      <text:p text:style-name="P1">&lt;/body&gt;</text:p>
      <text:p text:style-name="P1"/>
      <text:p text:style-name="P1">&lt;script&gt;</text:p>
      <text:p text:style-name="P1"/>
      <text:p text:style-name="P1">// make the .parent react</text:p>
      <text:p text:style-name="P1">$('.grandParent').on('click', function(){</text:p>
      <text:p text:style-name="P1"><text:s text:c="4"/>alert('Grand Parent: You hit me, my child or my grand child, now deal with me!');</text:p>
      <text:p text:style-name="P1">});</text:p>
      <text:p text:style-name="P1"/>
      <text:p text:style-name="P1">// make the .parent react</text:p>
      <text:p text:style-name="P1">$('.parent').on('click', function(<text:span text:style-name="T3">e</text:span>){</text:p>
      <text:p text:style-name="P1"/>
      <text:p text:style-name="P2"><text:s text:c="3"/>e.stopPropagation();</text:p>
      <text:p text:style-name="P1"><text:s text:c="4"/>alert('Parent : Don\'t you dare hitting me or my child, again!');</text:p>
      <text:p text:style-name="P1">});</text:p>
      <text:p text:style-name="P1"/>
      <text:p text:style-name="P1">// make the child cry, when we hit him.</text:p>
      <text:p text:style-name="P1">$('.child').on('click', function(e){</text:p>
      <text:p text:style-name="P1"><text:s text:c="4"/>// let the child do his thing, but don't let his ancestors be informed that we hit their child</text:p>
      <text:p text:style-name="P1"><text:s text:c="4"/>e.stopPropagation();</text:p>
      <text:p text:style-name="P1"><text:s text:c="4"/>alert('Child : waaaaaa waaaa waa huh huh waaa waaaa!');</text:p>
      <text:p text:style-name="P1">});</text:p>
      <text:p text:style-name="P1"/>
      <text:p text:style-name="P1"/>
      <text:p text:style-name="P1">&lt;/script&gt;</text:p>
      <text:p text:style-name="P1"/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3: Get the max height of elements using jquery each method</text:p>
      <text:p text:style-name="P1">Ans:</text:p>
      <text:p text:style-name="P1"/>
      <text:p text:style-name="P6">&lt;html&gt;</text:p>
      <text:p text:style-name="P6">&lt;head&gt;</text:p>
      <text:p text:style-name="P6">&lt;script src="https://ajax.googleapis.com/ajax/libs/jquery/3.1.1/jquery.min.js"&gt;</text:p>
      <text:p text:style-name="P6">&lt;/script&gt;</text:p>
      <text:p text:style-name="P6">&lt;/head&gt;</text:p>
      <text:p text:style-name="P6">&lt;body&gt;</text:p>
      <text:p text:style-name="P6">&lt;div&gt;</text:p>
      <text:p text:style-name="P6">&lt;div class="panel"&gt;</text:p>
      <text:p text:style-name="P6">Line 1</text:p>
      <text:p text:style-name="P6">Line 2 &lt;br&gt;</text:p>
      <text:p text:style-name="P6">&lt;/div&gt;</text:p>
      <text:p text:style-name="P6">&lt;div class="panel"&gt;</text:p>
      <text:p text:style-name="P6">Line 1</text:p>
      <text:p text:style-name="P6">Line 2</text:p>
      <text:p text:style-name="P6">Line 3</text:p>
      <text:p text:style-name="P6">Line 4&lt;br&gt;</text:p>
      <text:p text:style-name="P6">&lt;/div&gt;</text:p>
      <text:p text:style-name="P6">&lt;div class="panel"&gt;</text:p>
      <text:p text:style-name="P6">Line 1 &lt;br&gt;</text:p>
      <text:p text:style-name="P6">&lt;/div&gt;</text:p>
      <text:p text:style-name="P6">&lt;div class="panel"&gt;</text:p>
      <text:p text:style-name="P6">Line 1</text:p>
      <text:p text:style-name="P6">Line 2</text:p>
      <text:p text:style-name="P6">&lt;/div&gt;</text:p>
      <text:p text:style-name="P6">&lt;/div&gt;</text:p>
      <text:p text:style-name="P6">&lt;script&gt;</text:p>
      <text:p text:style-name="P6">$(document).ready(function () {</text:p>
      <text:p text:style-name="P6">var maxHeight = 0;</text:p>
      <text:p text:style-name="P6">$(".panel").each(function () {</text:p>
      <text:p text:style-name="P6">maxHeight = maxHeight &gt; $(this).height() ? maxHeight : $(this).height();</text:p>
      <text:p text:style-name="P6">});</text:p>
      <text:p text:style-name="P6">console.log(maxHeight);</text:p>
      <text:p text:style-name="P6">});</text:p>
      <text:p text:style-name="P6">&lt;/script&gt;</text:p>
      <text:p text:style-name="P6">&lt;/body&gt;</text:p>
      <text:p text:style-name="P6"/>
      <text:p text:style-name="P6">&lt;/html&gt;</text:p>
      <text:p text:style-name="P6"/>
      <text:p text:style-name="P1"/>
      <text:p text:style-name="P1"/>
      <text:p text:style-name="P1"/>
      <text:p text:style-name="P3">‘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4: <text:s/>Chan<text:span text:style-name="T4">g</text:span>e color of every cell which has numberl larger than 10.</text:p>
      <text:p text:style-name="P1">Ans:</text:p>
      <text:p text:style-name="P1"/>
      <text:p text:style-name="P1">&lt;html&gt;</text:p>
      <text:p text:style-name="P1">&lt;head&gt;</text:p>
      <text:p text:style-name="P1"/>
      <text:p text:style-name="P5">&lt;script</text:p>
      <text:p text:style-name="P5"><text:s text:c="2"/>src="https://code.jquery.com/jquery-3.3.1.min.js"</text:p>
      <text:p text:style-name="P5"><text:s text:c="2"/>integrity="sha256-FgpCb/KJQlLNfOu91ta32o/NMZxltwRo8QtmkMRdAu8="</text:p>
      <text:p text:style-name="P5"><text:s text:c="2"/>crossorigin="anonymous"&gt;&lt;/script&gt;</text:p>
      <text:p text:style-name="P1"/>
      <text:p text:style-name="P1">&lt;style&gt;</text:p>
      <text:p text:style-name="P1">.cell1 { border:1px solid black; background:#eee; padding:10px; }</text:p>
      <text:p text:style-name="P1">&lt;/style&gt;</text:p>
      <text:p text:style-name="P1">&lt;/head&gt;</text:p>
      <text:p text:style-name="P1">&lt;body&gt;</text:p>
      <text:p text:style-name="P1">&lt;table&gt;</text:p>
      <text:p text:style-name="P1">&lt;tr&gt;</text:p>
      <text:p text:style-name="P1">&lt;td class="cell1"&gt;20&lt;/td&gt;</text:p>
      <text:p text:style-name="P1">&lt;td class="cell1"&gt;5&lt;/td&gt;</text:p>
      <text:p text:style-name="P1">&lt;td class="cell1"&gt;1&lt;/td&gt;</text:p>
      <text:p text:style-name="P1">&lt;td class="cell1"&gt;3&lt;/td&gt;</text:p>
      <text:p text:style-name="P1">&lt;td class="cell1"&gt;1<text:span text:style-name="T5">2</text:span>&lt;/td&gt;</text:p>
      <text:p text:style-name="P1">&lt;td class="cell1"&gt;15&lt;/td&gt;</text:p>
      <text:p text:style-name="P1">&lt;/tr&gt;</text:p>
      <text:p text:style-name="P1">&lt;/table&gt;</text:p>
      <text:p text:style-name="P1">&lt;/body&gt;</text:p>
      <text:p text:style-name="P5"/>
      <text:p text:style-name="P1"/>
      <text:p text:style-name="P1"/>
      <text:p text:style-name="P1">&lt;script&gt;</text:p>
      <text:p text:style-name="P1">$('.cell1').each(function(i, n) {</text:p>
      <text:p text:style-name="P1"><text:s text:c="3"/>if($(n).text() &gt; 10) $(n).css('background-<text:span text:style-name="T6">color</text:span>', 'red');</text:p>
      <text:p text:style-name="P1">});</text:p>
      <text:p text:style-name="P1">&lt;/script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5: <text:s/>Retrive the data from server using ajax get call</text:p>
      <text:p text:style-name="P1">Ans:</text:p>
      <text:p text:style-name="P1"/>
      <text:p text:style-name="P1">&lt;!DOCTYPE html&gt;</text:p>
      <text:p text:style-name="P1"><text:s text:c="12"/></text:p>
      <text:p text:style-name="P1">&lt;html&gt;</text:p>
      <text:p text:style-name="P1">&lt;head&gt;</text:p>
      <text:p text:style-name="P1"><text:s text:c="4"/>&lt;meta name="viewport" content="width=device-width" /&gt;</text:p>
      <text:p text:style-name="P1"><text:tab/>&lt;script type="text/javascript" </text:p>
      <text:p text:style-name="P1"><text:s text:c="12"/>src="http://ajax.googleapis.com/ajax/libs/jquery/1.11.2/jquery.min.js"&gt;</text:p>
      <text:p text:style-name="P1"><text:s text:c="4"/>&lt;/script&gt;</text:p>
      <text:p text:style-name="P1"><text:tab/>&lt;script type="text/javascript"&gt;</text:p>
      <text:p text:style-name="P1"><text:s text:c="8"/>$(document).ready(function () {</text:p>
      <text:p text:style-name="P1"><text:tab/><text:tab/><text:tab/></text:p>
      <text:p text:style-name="P1"><text:s text:c="4"/><text:tab/>$('#ajaxBtn').click(function(){</text:p>
      <text:p text:style-name="P1"><text:tab/><text:tab/><text:tab/></text:p>
      <text:p text:style-name="P1"><text:tab/>$.get('/jquery/getjsondata', {name:'---<text:span text:style-name="T2">Divanshu</text:span>--'}, function (data, textStatus, jqXHR) {</text:p>
      <text:p text:style-name="P1"><text:tab/><text:tab/><text:tab/><text:tab/>$('p').append(data.firstName);</text:p>
      <text:p text:style-name="P1"><text:tab/><text:tab/><text:tab/>});</text:p>
      <text:p text:style-name="P1"><text:tab/><text:tab/>});</text:p>
      <text:p text:style-name="P1"><text:s text:c="4"/>});</text:p>
      <text:p text:style-name="P1"><text:s text:c="4"/>&lt;/script&gt;</text:p>
      <text:p text:style-name="P1">&lt;/head&gt;</text:p>
      <text:p text:style-name="P1">&lt;body&gt;</text:p>
      <text:p text:style-name="P1"><text:tab/>&lt;h1&gt; jQuery get() method demo </text:p>
      <text:p text:style-name="P1"><text:tab/>&lt;/h1&gt;</text:p>
      <text:p text:style-name="P1"><text:tab/>&lt;input type="button" id="ajaxBtn" value="Send GET request" /&gt;</text:p>
      <text:p text:style-name="P1"><text:tab/>&lt;p&gt;</text:p>
      <text:p text:style-name="P1"><text:tab/>&lt;/p&gt;</text:p>
      <text:p text:style-name="P1">&lt;/body&gt;</text:p>
      <text:p text:style-name="P1">&lt;/html&gt;</text:p>
      <text:p text:style-name="P1"/>
      <text:p text:style-name="P1"/>
      <text:p text:style-name="P1">16: <text:s/>Add cross button on row and bind click function which make a delete request to server, after success event remove the row from dom.</text:p>
      <text:p text:style-name="P1">Ans:</text:p>
      <text:p text:style-name="P1"/>
      <text:p text:style-name="P6"/>
      <text:p text:style-name="P6">&lt;html&gt;</text:p>
      <text:p text:style-name="P6">&lt;head&gt;</text:p>
      <text:p text:style-name="P6">&lt;script src="https://ajax.googleapis.com/ajax/libs/jquery/3.1.1/jquery.min.js"&gt;</text:p>
      <text:p text:style-name="P6">&lt;/script&gt;</text:p>
      <text:p text:style-name="P6">&lt;/head&gt;</text:p>
      <text:p text:style-name="P6">&lt;body&gt;</text:p>
      <text:p text:style-name="P6">&lt;table class="tbn"&gt;</text:p>
      <text:p text:style-name="P6">&lt;tr&gt;</text:p>
      <text:p text:style-name="P6">&lt;td&gt;January&lt;/td&gt;</text:p>
      <text:p text:style-name="P6">&lt;td&gt;100&lt;/td&gt;</text:p>
      <text:p text:style-name="P6">&lt;td&gt; &lt;input type="button"&gt;click here to delete this row&lt;/input&gt;&lt;/td&gt;</text:p>
      <text:p text:style-name="P6">&lt;/tr&gt;</text:p>
      <text:p text:style-name="P6"/>
      <text:p text:style-name="P6"/>
      <text:p text:style-name="P6"><text:soft-page-break/>&lt;tr&gt;</text:p>
      <text:p text:style-name="P6">&lt;td&gt;February&lt;/td&gt;</text:p>
      <text:p text:style-name="P6">&lt;td&gt;80&lt;/td&gt;</text:p>
      <text:p text:style-name="P6">&lt;td&gt; &lt;input type="button"&gt;click here to delete this row&lt;/input&gt;&lt;/td&gt;</text:p>
      <text:p text:style-name="P6">&lt;/tr&gt;</text:p>
      <text:p text:style-name="P6">&lt;tr&gt;</text:p>
      <text:p text:style-name="P6">&lt;td&gt;March&lt;/td&gt;</text:p>
      <text:p text:style-name="P6">&lt;td&gt;8&lt;/td&gt;</text:p>
      <text:p text:style-name="P6">&lt;td&gt; &lt;input type="button"&gt;click here to delete this row&lt;/input&gt;&lt;/td&gt;</text:p>
      <text:p text:style-name="P6">&lt;/tr&gt;</text:p>
      <text:p text:style-name="P6">&lt;script&gt;</text:p>
      <text:p text:style-name="P6">$('table').on('click', 'input[type="button"]', function (e) {</text:p>
      <text:p text:style-name="P6">var n = e.target;</text:p>
      <text:p text:style-name="P6">$.ajax({</text:p>
      <text:p text:style-name="P6">type: "GET",</text:p>
      <text:p text:style-name="P6"/>
      <text:p text:style-name="P6">url: "https://www.reqres.in/api/users/2",</text:p>
      <text:p text:style-name="P6">success: function (result) {</text:p>
      <text:p text:style-name="P6">console.log($(this));</text:p>
      <text:p text:style-name="P6">n.closest('tr').remove();</text:p>
      <text:p text:style-name="P6">}</text:p>
      <text:p text:style-name="P6"/>
      <text:p text:style-name="P6">})</text:p>
      <text:p text:style-name="P6"/>
      <text:p text:style-name="P6">});</text:p>
      <text:p text:style-name="P6"/>
      <text:p text:style-name="P6">&lt;/script&gt;</text:p>
      <text:p text:style-name="P6">&lt;/table&gt;</text:p>
      <text:p text:style-name="P6">&lt;/body&gt;</text:p>
      <text:p text:style-name="P6">&lt;/html&gt;</text:p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3:36:30.370985754</meta:creation-date>
    <dc:date>2018-09-20T00:30:24.948118584</dc:date>
    <meta:editing-duration>PT1H41M21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1" meta:paragraph-count="423" meta:word-count="930" meta:character-count="8833" meta:non-whitespace-character-count="7853"/>
  </office:meta>
</office:document-meta>
</file>